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rsid="000cd460" officeooo:paragraph-rsid="000cd460"/>
    </style:style>
    <style:style style:name="P2" style:family="paragraph" style:parent-style-name="Standard">
      <style:paragraph-properties fo:margin-top="0.0398in" fo:margin-bottom="0.0398in" loext:contextual-spacing="false"/>
      <style:text-properties fo:font-weight="bold" officeooo:rsid="000cd460" officeooo:paragraph-rsid="000cd460" style:font-weight-asian="bold" style:font-weight-complex="bold"/>
    </style:style>
    <style:style style:name="P3" style:family="paragraph" style:parent-style-name="Standard">
      <style:paragraph-properties fo:margin-top="0.0398in" fo:margin-bottom="0.0398in" loext:contextual-spacing="false"/>
      <style:text-properties fo:font-weight="bold" officeooo:rsid="000e6882" officeooo:paragraph-rsid="000e6882" style:font-weight-asian="bold" style:font-weight-complex="bold"/>
    </style:style>
    <style:style style:name="P4" style:family="paragraph" style:parent-style-name="Standard">
      <style:paragraph-properties fo:margin-top="0.0398in" fo:margin-bottom="0.0398in" loext:contextual-spacing="false"/>
      <style:text-properties fo:font-weight="bold" officeooo:rsid="000e8172" officeooo:paragraph-rsid="000e8172" style:font-weight-asian="bold" style:font-weight-complex="bold"/>
    </style:style>
    <style:style style:name="P5" style:family="paragraph" style:parent-style-name="Standard">
      <style:paragraph-properties fo:margin-top="0.0398in" fo:margin-bottom="0.0398in" loext:contextual-spacing="false"/>
      <style:text-properties fo:font-weight="bold" officeooo:rsid="00107dab" officeooo:paragraph-rsid="00107dab" style:font-weight-asian="bold" style:font-weight-complex="bold"/>
    </style:style>
    <style:style style:name="P6" style:family="paragraph" style:parent-style-name="Standard" style:list-style-name="L1">
      <style:paragraph-properties fo:margin-top="0.0398in" fo:margin-bottom="0.0398in" loext:contextual-spacing="false"/>
      <style:text-properties officeooo:rsid="000cd460" officeooo:paragraph-rsid="000cd460" fo:background-color="#ffff00"/>
    </style:style>
    <style:style style:name="P7" style:family="paragraph" style:parent-style-name="Standard" style:list-style-name="L1">
      <style:paragraph-properties fo:margin-top="0.0398in" fo:margin-bottom="0.0398in" loext:contextual-spacing="false"/>
      <style:text-properties officeooo:rsid="000cd460" officeooo:paragraph-rsid="000df4e4" fo:background-color="#ffff00"/>
    </style:style>
    <style:style style:name="P8" style:family="paragraph" style:parent-style-name="Standard" style:list-style-name="L1">
      <style:paragraph-properties fo:margin-top="0.0398in" fo:margin-bottom="0.0398in" loext:contextual-spacing="false"/>
      <style:text-properties officeooo:paragraph-rsid="000df4e4"/>
    </style:style>
    <style:style style:name="P9" style:family="paragraph" style:parent-style-name="Standard">
      <style:paragraph-properties fo:margin-top="0.0398in" fo:margin-bottom="0.0398in" loext:contextual-spacing="false"/>
      <style:text-properties officeooo:rsid="000e6882" officeooo:paragraph-rsid="000e6882"/>
    </style:style>
    <style:style style:name="T1" style:family="text">
      <style:text-properties fo:background-color="#ffff00" loext:char-shading-value="0"/>
    </style:style>
    <style:style style:name="T2" style:family="text">
      <style:text-properties fo:background-color="#81d41a" loext:char-shading-value="0"/>
    </style:style>
    <style:style style:name="T3" style:family="text">
      <style:text-properties fo:background-color="#81d41a" loext:char-shading-value="0"/>
    </style:style>
    <style:style style:name="T4" style:family="text">
      <style:text-properties fo:background-color="#729fcf" loext:char-shading-value="0"/>
    </style:style>
    <style:style style:name="T5" style:family="text">
      <style:text-properties fo:background-color="#729fcf" loext:char-shading-value="0"/>
    </style:style>
    <style:style style:name="T6" style:family="text">
      <style:text-properties fo:background-color="#e16173" loext:char-shading-value="0"/>
    </style:style>
    <style:style style:name="T7" style:family="text">
      <style:text-properties fo:background-color="#e16173" loext:char-shading-value="0"/>
    </style:style>
    <style:style style:name="T8" style:family="text">
      <style:text-properties fo:background-color="#8e86ae" loext:char-shading-value="0"/>
    </style:style>
    <style:style style:name="T9" style:family="text">
      <style:text-properties fo:background-color="#8e86ae" loext:char-shading-value="0"/>
    </style:style>
    <style:style style:name="T10" style:family="text">
      <style:text-properties officeooo:rsid="000df4e4" fo:background-color="#8e86ae" loext:char-shading-value="0"/>
    </style:style>
    <style:style style:name="T11" style:family="text">
      <style:text-properties fo:background-color="#e8a202" loext:char-shading-value="0"/>
    </style:style>
    <style:style style:name="T12" style:family="text">
      <style:text-properties officeooo:rsid="000df4e4" fo:background-color="#e8a202" loext:char-shading-value="0"/>
    </style:style>
    <style:style style:name="T13" style:family="text">
      <style:text-properties fo:background-color="#b7b3ca" loext:char-shading-value="0"/>
    </style:style>
    <style:style style:name="T14" style:family="text">
      <style:text-properties officeooo:rsid="000df4e4" fo:background-color="#b7b3ca" loext:char-shading-value="0"/>
    </style:style>
    <style:style style:name="T15" style:family="text">
      <style:text-properties fo:background-color="#d62e4e" loext:char-shading-value="0"/>
    </style:style>
    <style:style style:name="T16" style:family="text">
      <style:text-properties officeooo:rsid="000df4e4" fo:background-color="#d62e4e" loext:char-shading-value="0"/>
    </style:style>
    <style:style style:name="T17" style:family="text">
      <style:text-properties fo:background-color="#00a933" loext:char-shading-value="0"/>
    </style:style>
    <style:style style:name="T18" style:family="text">
      <style:text-properties officeooo:rsid="000df4e4" fo:background-color="#00a933" loext:char-shading-value="0"/>
    </style:style>
    <style:style style:name="T19" style:family="text">
      <style:text-properties officeooo:rsid="000cd460" fo:background-color="#00a933" loext:char-shading-value="0"/>
    </style:style>
    <style:style style:name="T20" style:family="text">
      <style:text-properties fo:background-color="transparent" loext:char-shading-value="0"/>
    </style:style>
    <style:style style:name="T21" style:family="text">
      <style:text-properties officeooo:rsid="000df4e4" fo:background-color="transparent" loext:char-shading-value="0"/>
    </style:style>
    <style:style style:name="T22" style:family="text">
      <style:text-properties officeooo:rsid="000df4e4" fo:background-color="transparent" loext:char-shading-value="0"/>
    </style:style>
    <style:style style:name="T23" style:family="text">
      <style:text-properties officeooo:rsid="000cd460" fo:background-color="transparent" loext:char-shading-value="0"/>
    </style:style>
    <style:style style:name="T24" style:family="text">
      <style:text-properties fo:background-color="transparent" loext:char-shading-value="0"/>
    </style:style>
    <style:style style:name="T25" style:family="text">
      <style:text-properties officeooo:rsid="000e8172" fo:background-color="transparent" loext:char-shading-value="0"/>
    </style:style>
    <style:style style:name="T26" style:family="text">
      <style:text-properties fo:font-weight="normal" fo:background-color="transparent" loext:char-shading-value="0" style:font-weight-asian="normal" style:font-weight-complex="normal"/>
    </style:style>
    <style:style style:name="T27" style:family="text">
      <style:text-properties fo:font-style="italic" fo:font-weight="normal" fo:background-color="transparent" loext:char-shading-value="0" style:font-style-asian="italic" style:font-weight-asian="normal" style:font-style-complex="italic" style:font-weight-complex="normal"/>
    </style:style>
    <style:style style:name="T28" style:family="text">
      <style:text-properties fo:font-style="normal" fo:font-weight="normal" fo:background-color="transparent" loext:char-shading-value="0" style:font-style-asian="normal" style:font-weight-asian="normal" style:font-style-complex="normal" style:font-weight-complex="normal"/>
    </style:style>
    <style:style style:name="T29" style:family="text">
      <style:text-properties fo:font-style="normal" fo:background-color="transparent" loext:char-shading-value="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Script behind the scenes with Jonas</text:p>
      <text:p text:style-name="P1">JavaScript is a <text:span text:style-name="T1">high-level</text:span> <text:span text:style-name="T9">prototype-based object-oriented</text:span> <text:span text:style-name="T7">multi-paradigm</text:span> <text:span text:style-name="T5">interpreted or just-in-time compiled</text:span> <text:span text:style-name="T13">dynamic</text:span> <text:span text:style-name="T15">single-threaded </text:span><text:span text:style-name="T3">garbage-collected</text:span> programming language with <text:span text:style-name="T11">first-class functions</text:span> and a <text:span text:style-name="T17">non-blocking event loop</text:span> concurrency model.</text:p>
      <text:p text:style-name="P1"/>
      <text:list xml:id="list2411387511" text:style-name="L1">
        <text:list-item>
          <text:p text:style-name="P6">High-level: <text:span text:style-name="T20">Low-level are languages like C, where you manage all resources, way more complex but more effective.</text:span></text:p>
        </text:list-item>
        <text:list-item>
          <text:p text:style-name="P6"><text:span text:style-name="T2">Garbage-collected:</text:span><text:span text:style-name="T20"> It cleans the memory for us</text:span></text:p>
        </text:list-item>
        <text:list-item>
          <text:p text:style-name="P6"><text:span text:style-name="T4">Interpreted or just-in-time compiled:</text:span><text:span text:style-name="T20"> JavaScript transform human code to 0 and 1 for the processor</text:span></text:p>
        </text:list-item>
        <text:list-item>
          <text:p text:style-name="P6"><text:span text:style-name="T6">Multi-paradigm:</text:span><text:span text:style-name="T20"> Paradigm is an approach and mindset of structuring code, which will direct our coding style and technique. </text:span></text:p>
        </text:list-item>
        <text:list-item>
          <text:p text:style-name="P7"><text:span text:style-name="T10">P</text:span><text:span text:style-name="T8">rototype-based object-oriented:</text:span><text:span text:style-name="T20"> </text:span><text:span text:style-name="T21">Almost everything in JS are objects, except primitives (numbers, booleans, strings)</text:span></text:p>
        </text:list-item>
        <text:list-item>
          <text:p text:style-name="P7"><text:span text:style-name="T12">First-class functions:</text:span><text:span text:style-name="T21"> functions are treated like variables, que pass them into other functions or return them from other functions</text:span></text:p>
        </text:list-item>
        <text:list-item>
          <text:p text:style-name="P7"><text:span text:style-name="T14">Dynamic:</text:span><text:span text:style-name="T21"> No data type definitions, types become known at runtime. Data type of a variable is automatically changed</text:span></text:p>
        </text:list-item>
        <text:list-item>
          <text:p text:style-name="P8"><text:span text:style-name="T16">Single-threaded:</text:span><text:span text:style-name="T22"> and <text:s/></text:span><text:span text:style-name="T18">N</text:span><text:span text:style-name="T19">on-blocking event loop:</text:span><text:span text:style-name="T23"> </text:span><text:span text:style-name="T22">Concurrency model is how JS engine handles multiple tasks happening at the same time. JS runs in a single-threaded, so it does one thin at a time. For long-runing tasks, like http requests, we use none-blocking behavior, by using event loop, executing things on the background.</text:span></text:p>
        </text:list-item>
      </text:list>
      <text:p text:style-name="P9"><text:span text:style-name="T22"/></text:p>
      <text:p text:style-name="P3"><text:span text:style-name="T24">What is JS engine?</text:span></text:p>
      <text:p text:style-name="P3"><text:span text:style-name="T26">It’s a program tha runs JS code, every browser has its own, the most popular is Google V8, runs in Google Chrome and powers NodeJS. </text:span></text:p>
      <text:p text:style-name="P3"><text:span text:style-name="T26">A JS engine always contains a Call Stack and a Heap. In the Call Stack is where our code is executed, using Execution context. The Heap is an unstructured memory pool, is where objects are stored. </text:span></text:p>
      <text:p text:style-name="P3"><text:span text:style-name="T26"/></text:p>
      <text:p text:style-name="P3"><text:span text:style-name="T24">Compilation vs. Interpretation</text:span></text:p>
      <text:p text:style-name="P3"><text:span text:style-name="T26">Compilation: all source code is converted into machine code at once to a portable file, and written to a binary file that can be executed by any computer. </text:span></text:p>
      <text:p text:style-name="P3"><text:span text:style-name="T26">Interpretation: there is an interpreter that runs through the source code and executes it line by line. </text:span></text:p>
      <text:p text:style-name="P3"><text:span text:style-name="T26">Just-in-time compilation: that’s how JS works, the entire coede is converted into machine code at once, then executed immediately, there is no portable file.</text:span></text:p>
      <text:p text:style-name="P3"><text:span text:style-name="T26"/></text:p>
      <text:p text:style-name="P3"><text:span text:style-name="T25">Moren JIT compilation of JS</text:span></text:p>
      <text:p text:style-name="P4"><text:span text:style-name="T26">First step, the engine parses the code (reads it). During the parsing process the code is parsed into a data structure called the </text:span><text:span text:style-name="T27">Abstract Syntax Tree (AST)</text:span><text:span text:style-name="T28">, works by splitting up each line of code into pieces that are meaningful to the language, like const of function keywords, and saving them into the tree in a structured way. Here it checks if there is any syntax errors. The tree will late be used to generate the machine code. </text:span></text:p>
      <text:p text:style-name="P4"><text:soft-page-break/><text:span text:style-name="T28">Next step is Compilation, where the AST is transformed into machine code (0s and 1s).</text:span></text:p>
      <text:p text:style-name="P4"><text:span text:style-name="T28">Then it gets executed righ away in the Call Stack.</text:span></text:p>
      <text:p text:style-name="P4"><text:span text:style-name="T28">While it starts executing, it goes to the step of Optimization, then it is compiled again and executed without ever stopping the first execution. (this makes V8 so fast)</text:span></text:p>
      <text:p text:style-name="P4"><text:span text:style-name="T28"/></text:p>
      <text:p text:style-name="P4"><text:span text:style-name="T29">JS Runtime</text:span></text:p>
      <text:p text:style-name="P5"><text:span text:style-name="T28">It is like a big big box, big container, including all the things that we need to use JS (in this case in the browser).</text:span></text:p>
      <text:p text:style-name="P5"><text:span text:style-name="T28">At the heart of any JS Runtime is the JS Engine. </text:span></text:p>
      <text:p text:style-name="P5"><text:span text:style-name="T28">To work it also needs the Web APIs, functionalitlies provided to the engine, but not part of the JS language itself. </text:span></text:p>
      <text:p text:style-name="P5"><text:span text:style-name="T28">Another part of the JS Runtime is the Callback Queue, contains all the callback functions that are ready to be executed. They are set in the Call Stack after it is empty</text:span></text:p>
      <text:p text:style-name="P5"><text:span text:style-name="T28">The Event Loop, takes the callback functions from the Queue to the Stack to be executed. Essential for the non-blocking concurrency model. </text:span></text:p>
      <text:p text:style-name="P5"><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10:41:27.126831279</meta:creation-date>
    <dc:date>2020-12-11T13:25:15.437075847</dc:date>
    <meta:editing-duration>PT27M34S</meta:editing-duration>
    <meta:editing-cycles>1</meta:editing-cycles>
    <meta:document-statistic meta:table-count="0" meta:image-count="0" meta:object-count="0" meta:page-count="2" meta:paragraph-count="28" meta:word-count="585" meta:character-count="3521" meta:non-whitespace-character-count="2962"/>
    <meta:generator>LibreOffice/6.4.6.2$Linux_X86_64 LibreOffice_project/40$Build-2</meta:generator>
  </office:meta>
</office:document-meta>
</file>